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Incerteza corrente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023" calcext:value-type="float">
            <text:p>2.30E-06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413" calcext:value-type="float">
            <text:p>4.13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653" calcext:value-type="float">
            <text:p>6.53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21" calcext:value-type="float">
            <text:p>7.21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45" calcext:value-type="float">
            <text:p>7.45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59" calcext:value-type="float">
            <text:p>7.59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68" calcext:value-type="float">
            <text:p>7.68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75" calcext:value-type="float">
            <text:p>7.75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80.2" calcext:value-type="float">
            <text:p>80.2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81" calcext:value-type="float">
            <text:p>7.81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0.2" calcext:value-type="float">
            <text:p>90.2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87" calcext:value-type="float">
            <text:p>7.87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0.6" calcext:value-type="float">
            <text:p>100.6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82" calcext:value-type="float">
            <text:p>7.82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7961" calcext:value-type="float">
            <text:p>7.96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20.2" calcext:value-type="float">
            <text:p>120.2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01" calcext:value-type="float">
            <text:p>8.00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30.2" calcext:value-type="float">
            <text:p>130.2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4" calcext:value-type="float">
            <text:p>8.04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5" calcext:value-type="float">
            <text:p>8.05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50" calcext:value-type="float">
            <text:p>15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6" calcext:value-type="float">
            <text:p>8.06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4" calcext:value-type="float">
            <text:p>8.04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" calcext:value-type="float">
            <text:p>17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7" calcext:value-type="float">
            <text:p>8.07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2" calcext:value-type="float">
            <text:p>182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8" calcext:value-type="float">
            <text:p>8.08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92.1" calcext:value-type="float">
            <text:p>192.1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8" calcext:value-type="float">
            <text:p>8.08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1" calcext:value-type="float">
            <text:p>201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07" calcext:value-type="float">
            <text:p>8.07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50.5" calcext:value-type="float">
            <text:p>250.5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16" calcext:value-type="float">
            <text:p>8.16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0.5" calcext:value-type="float">
            <text:p>300.5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23" calcext:value-type="float">
            <text:p>8.23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50" calcext:value-type="float">
            <text:p>350.0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291" calcext:value-type="float">
            <text:p>8.29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0.4" calcext:value-type="float">
            <text:p>400.4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33" calcext:value-type="float">
            <text:p>8.33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50.2" calcext:value-type="float">
            <text:p>450.2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37" calcext:value-type="float">
            <text:p>8.37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0.4" calcext:value-type="float">
            <text:p>500.40</text:p>
          </table:table-cell>
          <table:table-cell office:value-type="float" office:value="0.1" calcext:value-type="float">
            <text:p>0.1</text:p>
          </table:table-cell>
          <table:table-cell office:value-type="float" office:value="0.0000839" calcext:value-type="float">
            <text:p>8.39E-05</text:p>
          </table:table-cell>
          <table:table-cell table:style-name="ce2" office:value-type="float" office:value="0.0000001" calcext:value-type="float">
            <text:p>1.00E-07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4:54:03.154254567</meta:creation-date>
    <dc:date>2025-11-06T15:34:12.196004361</dc:date>
    <meta:editing-duration>PT29M30S</meta:editing-duration>
    <meta:editing-cycles>16</meta:editing-cycles>
    <meta:generator>LibreOffice/25.2.3.2$Linux_X86_64 LibreOffice_project/520$Build-2</meta:generator>
    <meta:document-statistic meta:table-count="1" meta:cell-count="112" meta:object-count="0"/>
  </office:meta>
</office:document-meta>
</file>